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8.098cm"/>
    </style:style>
    <style:style style:name="Tableau1.B" style:family="table-column">
      <style:table-column-properties style:column-width="8.901cm"/>
    </style:style>
    <style:style style:name="Tableau1.A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style:vertical-align="middle" fo:background-color="#ffffff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Heading">
      <style:paragraph-properties fo:margin-top="0cm" fo:margin-bottom="0.499cm" fo:text-align="justify" style:justify-single-word="false"/>
    </style:style>
    <style:style style:name="P11" style:family="paragraph" style:parent-style-name="Table_20_Contents">
      <style:paragraph-properties fo:margin-top="0cm" fo:margin-bottom="0.499cm"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80684909239867097" text:style-name="L1">
        <text:list-item>
          <text:p text:style-name="P2">Itertools</text:p>
        </text:list-item>
      </text:list>
      <text:p text:style-name="P1"/>
      <text:p text:style-name="P4">&gt; Product, permutations, combinations</text:p>
      <text:p text:style-name="P4"><text:span text:style-name="T1"/></text:p>
      <text:p text:style-name="P4"><text:span text:style-name="T1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0">Exemples</text:p>
            </table:table-cell>
            <table:table-cell table:style-name="Tableau1.B1" office:value-type="string">
              <text:p text:style-name="P10">Résultats</text:p>
            </table:table-cell>
          </table:table-row>
        </table:table-header-rows>
        <table:table-row>
          <table:table-cell table:style-name="Tableau1.A2" office:value-type="string">
            <text:p text:style-name="P11"><text:span text:style-name="Source_20_Text">product('ABCD', repeat=2)</text:span></text:p>
          </table:table-cell>
          <table:table-cell table:style-name="Tableau1.B2" office:value-type="string">
            <text:p text:style-name="P11"><text:span text:style-name="Source_20_Text">AA AB AC AD BA BB BC BD CA CB CC CD DA DB DC DD</text:span></text:p>
          </table:table-cell>
        </table:table-row>
        <table:table-row>
          <table:table-cell table:style-name="Tableau1.A2" office:value-type="string">
            <text:p text:style-name="P11"><text:span text:style-name="Source_20_Text">permutations('ABCD', 2)</text:span></text:p>
          </table:table-cell>
          <table:table-cell table:style-name="Tableau1.B2" office:value-type="string">
            <text:p text:style-name="P11"><text:span text:style-name="Source_20_Text">AB AC AD BA BC BD CA CB CD DA DB DC</text:span></text:p>
          </table:table-cell>
        </table:table-row>
        <table:table-row>
          <table:table-cell table:style-name="Tableau1.A2" office:value-type="string">
            <text:p text:style-name="P11"><text:span text:style-name="Source_20_Text">combinations('ABCD', 2)</text:span></text:p>
          </table:table-cell>
          <table:table-cell table:style-name="Tableau1.B2" office:value-type="string">
            <text:p text:style-name="P11"><text:span text:style-name="Source_20_Text">AB AC AD BC BD CD</text:span></text:p>
          </table:table-cell>
        </table:table-row>
        <table:table-row>
          <table:table-cell table:style-name="Tableau1.A2" office:value-type="string">
            <text:p text:style-name="P11"><text:span text:style-name="Source_20_Text">combinations_with_replacement('ABCD', 2)</text:span></text:p>
          </table:table-cell>
          <table:table-cell table:style-name="Tableau1.B2" office:value-type="string">
            <text:p text:style-name="P11"><text:span text:style-name="Source_20_Text">AA AB AC AD BB BC BD CC CD DD</text:span></text:p>
          </table:table-cell>
        </table:table-row>
      </table:table>
      <text:p text:style-name="P4"><text:span text:style-name="T1"/></text:p>
      <text:p text:style-name="P4"><text:span text:style-name="T1"/></text:p>
      <text:p text:style-name="P4">&gt; Accumulate</text:p>
      <text:p text:style-name="P6"/>
      <text:p text:style-name="P5">Accumulate <text:span text:style-name="T2">produit un objet itertools contenant, par défaut, la somme ordonnée des éléments d'un </text:span><text:span text:style-name="T4">iterable</text:span><text:span text:style-name="T6"> :</text:span></text:p>
      <text:p text:style-name="P5"><text:span text:style-name="T6"/></text:p>
      <text:p text:style-name="P5"><text:span text:style-name="T6">from itertools import accumulate</text:span></text:p>
      <text:p text:style-name="P5"><text:span text:style-name="T6">a = [1,2,3,4]</text:span></text:p>
      <text:p text:style-name="P5"><text:span text:style-name="T6">acc = accumulate(a)</text:span></text:p>
      <text:p text:style-name="P5"><text:span text:style-name="T6">print(list(acc))</text:span></text:p>
      <text:p text:style-name="P5"><text:span text:style-name="T6"/></text:p>
      <text:p text:style-name="P5"><text:span text:style-name="T6">-- Result --</text:span></text:p>
      <text:p text:style-name="P5"><text:span text:style-name="T6">[1, 3, 6, 10]</text:span></text:p>
      <text:p text:style-name="P5"><text:span text:style-name="T6"/></text:p>
      <text:p text:style-name="P5"><text:span text:style-name="T6">On peut également fournir, en second argument de </text:span><text:span text:style-name="T5">accumulate</text:span><text:span text:style-name="T6">, un opérateur (sous la forme d'une fonction) si on ne souhaite pas additionner mais effectuer une autre opération, par exemple multiplier...</text:span></text:p>
      <text:p text:style-name="P5"><text:span text:style-name="T6"/></text:p>
      <text:p text:style-name="P5"><text:span text:style-name="T6"/></text:p>
      <text:p text:style-name="P1"><text:span text:style-name="T6">&gt; groupby</text:span></text:p>
      <text:p text:style-name="P5"><text:span text:style-name="T6"/></text:p>
      <text:p text:style-name="P5"><text:span text:style-name="T6">La fonction </text:span><text:span text:style-name="T5">groupby </text:span><text:span text:style-name="T6">va prendre en argument un </text:span><text:span text:style-name="T4">iterable </text:span><text:span text:style-name="T6">ainsi qu'une fonction renvoyant par exemple un </text:span><text:span text:style-name="T5">booléen</text:span><text:span text:style-name="T6">. La fonction </text:span><text:span text:style-name="T5">groupby </text:span><text:span text:style-name="T6">va appliquer la fonction indiquée en paramètre à chaque élément de l'</text:span><text:span text:style-name="T4">iterable</text:span><text:span text:style-name="T6">, et grouper ces éléments selon le retour de la fonction.</text:span></text:p>
      <text:p text:style-name="P5"><text:span text:style-name="T6"/></text:p>
      <text:p text:style-name="P5"><text:span text:style-name="T6">Valeur de retour :</text:span></text:p>
      <text:p text:style-name="P5"><text:span text:style-name="T6">Objet iterable </text:span><text:span text:style-name="T5">itertools</text:span><text:span text:style-name="T6"> composé de </text:span><text:span text:style-name="T5">tuples</text:span><text:span text:style-name="T6"> :</text:span></text:p>
      <text:p text:style-name="P5"><text:span text:style-name="T6">(True, &lt;objet itertools comprenant les éléments aillant renvoyé </text:span><text:span text:style-name="T5">True</text:span><text:span text:style-name="T6">&gt;)</text:span></text:p>
      <text:p text:style-name="P5"><text:span text:style-name="T6">(False, &lt;objet itertools comprenant les éléments aillant renvoyé </text:span><text:span text:style-name="T5">False</text:span><text:span text:style-name="T6">&gt;)</text:span></text:p>
      <text:p text:style-name="P5"><text:span text:style-name="T6"/></text:p>
      <text:p text:style-name="P5"><text:span text:style-name="T6">Un exemple :</text:span></text:p>
      <text:p text:style-name="P5"><text:soft-page-break/><text:span text:style-name="T6"/></text:p>
      <text:p text:style-name="P5"><text:span text:style-name="T6">from itertools import groupby</text:span></text:p>
      <text:p text:style-name="P5"><text:span text:style-name="T6"/></text:p>
      <text:p text:style-name="P5"><text:span text:style-name="T6">def smaller_than_3(x):</text:span></text:p>
      <text:p text:style-name="P5"><text:span text:style-name="T6"><text:tab/>return x &lt; 3</text:span></text:p>
      <text:p text:style-name="P5"><text:span text:style-name="T6"/></text:p>
      <text:p text:style-name="P5"><text:span text:style-name="T6">a = [1, 2, 3, 4]</text:span></text:p>
      <text:p text:style-name="P5"><text:span text:style-name="T6">grouped = groupby(a, key=smaller_than_3)</text:span></text:p>
      <text:p text:style-name="P5"><text:span text:style-name="T6">for key, value in grouped:</text:span></text:p>
      <text:p text:style-name="P5"><text:span text:style-name="T6"><text:tab/>print(key, list(value))</text:span></text:p>
      <text:p text:style-name="P5"><text:span text:style-name="T6"/></text:p>
      <text:p text:style-name="P5"><text:span text:style-name="T6">-- Result --</text:span></text:p>
      <text:p text:style-name="P5"><text:span text:style-name="T6">True [1, 2]</text:span></text:p>
      <text:p text:style-name="P5"><text:span text:style-name="T6">False [3, 4]</text:span></text:p>
      <text:p text:style-name="P5"><text:span text:style-name="T6"/></text:p>
      <text:p text:style-name="P5"><text:span text:style-name="T6">NOTE : j'ai indiqué ci-dessus qu'il fallait une fonction renvoyant un </text:span><text:span text:style-name="T5">booléen</text:span><text:span text:style-name="T6">, mais en réalité on peut avoir une fonction renvoyant n'importe quelle valeur en fonction de chaque élément de l'</text:span><text:span text:style-name="T4">iterable</text:span><text:span text:style-name="T6">, la fonction </text:span><text:span text:style-name="T5">groupby </text:span><text:span text:style-name="T6">va simplement grouper les éléments en fonction du retour de la fonction.</text:span></text:p>
      <text:p text:style-name="P5"><text:span text:style-name="T6"/></text:p>
      <text:p text:style-name="P5"><text:span text:style-name="T6"/></text:p>
      <text:p text:style-name="P1"><text:span text:style-name="T6">&gt; infinite iterators</text:span></text:p>
      <text:p text:style-name="P5"><text:span text:style-name="T6"/></text:p>
      <text:p text:style-name="P5"><text:span text:style-name="T6">Il s'agit ici d'itérateurs qui vont tourner à l'infini dans des boucles </text:span><text:span text:style-name="T5">for</text:span><text:span text:style-name="T6">. Par exemple :</text:span></text:p>
      <text:p text:style-name="P5"><text:span text:style-name="T6"/></text:p>
      <text:p text:style-name="P7"><text:span text:style-name="T6">from itertools import cycle, repeat</text:span></text:p>
      <text:p text:style-name="P7"><text:span text:style-name="T6"/></text:p>
      <text:p text:style-name="P7"><text:span text:style-name="T6">a = [1, 2, 3]</text:span></text:p>
      <text:p text:style-name="P7"><text:span text:style-name="T6">for i in cycle(a) :</text:span></text:p>
      <text:p text:style-name="P7"><text:span text:style-name="T6"><text:tab/>print(i)</text:span></text:p>
      <text:p text:style-name="P5"><text:span text:style-name="T6"/></text:p>
      <text:p text:style-name="P5"><text:span text:style-name="T6">-- Result --</text:span></text:p>
      <text:p text:style-name="P7"><text:span text:style-name="T6">1</text:span></text:p>
      <text:p text:style-name="P7"><text:span text:style-name="T6">2</text:span></text:p>
      <text:p text:style-name="P7"><text:span text:style-name="T6">3</text:span></text:p>
      <text:p text:style-name="P7"><text:span text:style-name="T6">1</text:span></text:p>
      <text:p text:style-name="P7"><text:span text:style-name="T6">2</text:span></text:p>
      <text:p text:style-name="P7"><text:span text:style-name="T6">3</text:span></text:p>
      <text:p text:style-name="P7"><text:span text:style-name="T6">1</text:span></text:p>
      <text:p text:style-name="P5"><text:span text:style-name="T6">etc... (indefinitly)</text:span></text:p>
      <text:p text:style-name="P5"><text:span text:style-name="T6"/></text:p>
      <text:p text:style-name="P5"><text:span text:style-name="T6">Voir également </text:span><text:span text:style-name="T5">count </text:span><text:span text:style-name="T6">(boucle infinie d'incrémentation) et </text:span><text:span text:style-name="T5">repeat </text:span><text:span text:style-name="T6">(boucle infinie de répétition d'une valeur).</text:span></text:p>
      <text:p text:style-name="P5"><text:span text:style-name="T6"/></text:p>
      <text:p text:style-name="P5"><text:span text:style-name="T6"/></text:p>
      <text:p text:style-name="P5"><text:span text:style-name="T6"/></text:p>
      <text:list xml:id="list3880243723659503081" text:style-name="L2">
        <text:list-item>
          <text:p text:style-name="P3"><text:span text:style-name="T5">Fonctions lambda</text:span></text:p>
        </text:list-item>
      </text:list>
      <text:p text:style-name="P6"><text:span text:style-name="T5"/></text:p>
      <text:p text:style-name="P6"><text:span text:style-name="T5">Les </text:span><text:span text:style-name="T7">fonctions lambda </text:span><text:span text:style-name="T5">sont de </text:span><text:span text:style-name="T7">courtes fonctions </text:span><text:span text:style-name="T5">déclarées sur une ligne, qu'on peut assigner à une variable ou utiliser dans une expression sans passer par la définition formelle d'une fonction.</text:span></text:p>
      <text:p text:style-name="P6"><text:span text:style-name="T5"/></text:p>
      <text:p text:style-name="P6"><text:span text:style-name="T5">On définit une fonction lambda par la syntaxe suivante.</text:span></text:p>
      <text:p text:style-name="P8"><text:span text:style-name="T5">lambda arguments: expression</text:span></text:p>
      <text:p text:style-name="P6"><text:span text:style-name="T5"/></text:p>
      <text:p text:style-name="P6"><text:soft-page-break/><text:span text:style-name="T5">Par exemple :</text:span></text:p>
      <text:p text:style-name="P6"><text:span text:style-name="T5"/></text:p>
      <text:p text:style-name="P8"><text:span text:style-name="T5">add10 = lambda x: x + 10</text:span></text:p>
      <text:p text:style-name="P8"><text:span text:style-name="T5">print(add10(5))</text:span></text:p>
      <text:p text:style-name="P6"><text:span text:style-name="T5"/></text:p>
      <text:p text:style-name="P8"><text:span text:style-name="T5">mul = lambda x,y : x * y</text:span></text:p>
      <text:p text:style-name="P8"><text:span text:style-name="T5">print(mul(5, 10))</text:span></text:p>
      <text:p text:style-name="P6"><text:span text:style-name="T5"/></text:p>
      <text:p text:style-name="P6"><text:span text:style-name="T5">-- Result --</text:span></text:p>
      <text:p text:style-name="P8"><text:span text:style-name="T5">15</text:span></text:p>
      <text:p text:style-name="P8"><text:span text:style-name="T5">50</text:span></text:p>
      <text:p text:style-name="P9"><text:span text:style-name="T5"/></text:p>
      <text:p text:style-name="P9"><text:span text:style-name="T5">On utilise les fonctions lambda pour des fonctions </text:span><text:span text:style-name="T7">simples</text:span><text:span text:style-name="T5">, dont on a besoin qu'</text:span><text:span text:style-name="T7">une seule fois </text:span><text:span text:style-name="T5">dans notre code, ou comme </text:span><text:span text:style-name="T7">argument d'une autre fonction</text:span><text:span text:style-name="T5">.</text:span></text:p>
      <text:p text:style-name="P9"><text:span text:style-name="T5"/></text:p>
      <text:p text:style-name="P9"><text:span text:style-name="T5">Par exemple, la fonction </text:span><text:span text:style-name="T7">sorted </text:span><text:span text:style-name="T5">qui est </text:span><text:span text:style-name="T3">built-in </text:span><text:span text:style-name="T5">dans Python peut prendre un seul argument (un </text:span><text:span text:style-name="T3">iterable</text:span><text:span text:style-name="T5">) et trier cet iterable selon un comportement de tri défini par défaut. Mais on peut également fournir à </text:span><text:span text:style-name="T7">sorted </text:span><text:span text:style-name="T5">un second argument </text:span><text:span text:style-name="T7">key</text:span><text:span text:style-name="T5"> représentant une fonction qui définit un comportement de triage différent :</text:span></text:p>
      <text:p text:style-name="P9"><text:span text:style-name="T5"/></text:p>
      <text:p text:style-name="P8"><text:span text:style-name="T5">points2D = [(1, 2), (15, 1), (5, -1), (10, 4)]</text:span></text:p>
      <text:p text:style-name="P8"><text:span text:style-name="T5">points2D_sorted = sorted(points2D, key=lambda x: x[1])</text:span></text:p>
      <text:p text:style-name="P8"><text:span text:style-name="T5"/></text:p>
      <text:p text:style-name="P8"><text:span text:style-name="T5">print(points2D_sorted)</text:span></text:p>
      <text:p text:style-name="P9"><text:span text:style-name="T5"/></text:p>
      <text:p text:style-name="P9"><text:span text:style-name="T5">-- Result --</text:span></text:p>
      <text:p text:style-name="P8"><text:span text:style-name="T5">[(5, -1), (15, 1), (1, 2), (10, 4)]</text:span></text:p>
      <text:p text:style-name="P9"><text:span text:style-name="T5"/></text:p>
      <text:p text:style-name="P9"><text:span text:style-name="T5">On voit ici qu'au lieu du comportement par défaut qui est de trier les tuples selon leur </text:span><text:span text:style-name="T7">premier élément</text:span><text:span text:style-name="T5">, grâce à notre </text:span><text:span text:style-name="T7">key </text:span><text:span text:style-name="T5">définie par le biais d'une fonction </text:span><text:span text:style-name="T7">lambda</text:span><text:span text:style-name="T5">, les tuples sont triés selon leur </text:span><text:span text:style-name="T7">second élément</text:span><text:span text:style-name="T5">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46S</meta:editing-duration>
    <meta:editing-cycles>3</meta:editing-cycles>
    <meta:generator>OpenOffice/4.1.11$Win32 OpenOffice.org_project/4111m1$Build-9808</meta:generator>
    <dc:date>2022-03-31T13:26:50.83</dc:date>
    <meta:document-statistic meta:table-count="1" meta:image-count="0" meta:object-count="0" meta:page-count="4" meta:paragraph-count="75" meta:word-count="558" meta:character-count="3302"/>
    <meta:user-defined meta:name="Info 1"/>
    <meta:user-defined meta:name="Info 2"/>
    <meta:user-defined meta:name="Info 3"/>
    <meta:user-defined meta:name="Info 4"/>
  </office:meta>
</office:document-meta>
</file>